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6bfc6" officeooo:paragraph-rsid="0036bfc6"/>
    </style:style>
    <style:style style:name="P34" style:family="paragraph" style:parent-style-name="Text_20_body">
      <style:paragraph-properties fo:margin-top="0.0783in" fo:margin-bottom="0.0827in" loext:contextual-spacing="false"/>
    </style:style>
    <style:style style:name="P35" style:family="paragraph" style:parent-style-name="Text_20_body">
      <style:paragraph-properties fo:margin-top="0in" fo:margin-bottom="0.3937in"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hlp_5f_head1">
      <style:text-properties officeooo:rsid="0032038e" officeooo:paragraph-rsid="0032038e"/>
    </style:style>
    <style:style style:name="P44" style:family="paragraph" style:parent-style-name="hlp_5f_head1">
      <style:text-properties officeooo:rsid="0035b7fa" officeooo:paragraph-rsid="0035b7fa"/>
    </style:style>
    <style:style style:name="P45" style:family="paragraph" style:parent-style-name="hlp_5f_tree">
      <style:text-properties officeooo:paragraph-rsid="00324d5f"/>
    </style:style>
    <style:style style:name="P46" style:family="paragraph" style:parent-style-name="hlp_5f_tree">
      <style:text-properties officeooo:paragraph-rsid="003c7f2c"/>
    </style:style>
    <style:style style:name="P47" style:family="paragraph" style:parent-style-name="hlp_5f_page">
      <style:text-properties fo:language="el" fo:country="GR" officeooo:rsid="00347f9e" officeooo:paragraph-rsid="0035b7fa"/>
    </style:style>
    <style:style style:name="P48" style:family="paragraph" style:parent-style-name="Standard" style:list-style-name="L25"/>
    <style:style style:name="P49" style:family="paragraph" style:parent-style-name="Standard" style:list-style-name="L33"/>
    <style:style style:name="P50" style:family="paragraph" style:parent-style-name="Heading_20_1" style:master-page-name="">
      <style:paragraph-properties style:page-number="auto" fo:break-before="page"/>
    </style:style>
    <style:style style:name="P51" style:family="paragraph" style:parent-style-name="Heading_20_1" style:master-page-name="">
      <style:paragraph-properties style:page-number="auto" fo:break-before="page">
        <style:tab-stops/>
      </style:paragraph-properties>
    </style:style>
    <style:style style:name="P52" style:family="paragraph" style:parent-style-name="Heading_20_1" style:master-page-name="">
      <style:paragraph-properties style:page-number="auto" fo:break-before="auto" fo:break-after="auto"/>
    </style:style>
    <style:style style:name="P53" style:family="paragraph" style:parent-style-name="Heading_20_2" style:master-page-name="">
      <style:paragraph-properties style:page-number="auto" fo:break-before="page"/>
    </style:style>
    <style:style style:name="P54"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22">
      <style:paragraph-properties fo:margin-left="0.4925in" fo:margin-right="0in" fo:text-indent="0in" style:auto-text-indent="false"/>
    </style:style>
    <style:style style:name="P89" style:family="paragraph" style:parent-style-name="Text_20_body" style:list-style-name="L27">
      <style:paragraph-properties fo:margin-left="0.4925in" fo:margin-right="0in" fo:text-indent="0in" style:auto-text-indent="false"/>
    </style:style>
    <style:style style:name="P90" style:family="paragraph" style:parent-style-name="Text_20_body" style:list-style-name="L33">
      <style:paragraph-properties fo:margin-left="0.8681in" fo:margin-right="0in" fo:text-indent="0in" style:auto-text-indent="false"/>
    </style:style>
    <style:style style:name="P91" style:family="paragraph" style:parent-style-name="Heading_20_3" style:master-page-name="">
      <style:paragraph-properties style:page-number="auto" fo:break-before="page"/>
    </style:style>
    <style:style style:name="P92" style:family="paragraph" style:parent-style-name="Corps_20_de_20_texte.Paragraph" style:list-style-name="L22">
      <style:paragraph-properties fo:margin-left="0.4925in" fo:margin-right="0in" fo:text-indent="0in" style:auto-text-indent="false"/>
    </style:style>
    <style:style style:name="P93" style:family="paragraph" style:parent-style-name="hlp_5f_list_5f_nbr">
      <style:text-properties officeooo:rsid="0036bfc6" officeooo:paragraph-rsid="0036bfc6"/>
    </style:style>
    <style:style style:name="P94" style:family="paragraph" style:parent-style-name="hlp_5f_list_5f_nbr">
      <style:text-properties officeooo:rsid="0038e2e5" officeooo:paragraph-rsid="0038e2e5"/>
    </style:style>
    <style:style style:name="P95" style:family="paragraph" style:parent-style-name="hlp_5f_list_5f_dot">
      <style:text-properties officeooo:rsid="0032038e" officeooo:paragraph-rsid="0032038e"/>
    </style:style>
    <style:style style:name="P96" style:family="paragraph" style:parent-style-name="hlp_5f_list_5f_dot">
      <style:text-properties officeooo:rsid="0035b7fa" officeooo:paragraph-rsid="0035b7fa"/>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9" style:family="paragraph">
      <style:paragraph-properties fo:text-align="start"/>
      <style:text-properties style:text-line-through-style="none" style:text-line-through-type="none" style:font-name="Arial4" fo:font-size="10pt" fo:font-style="normal" style:text-underline-style="none" fo:font-weight="normal"/>
    </style:style>
    <style:style style:name="P100" style:family="paragraph">
      <style:paragraph-properties fo:text-align="center"/>
      <style:text-properties style:text-line-through-style="none" style:text-line-through-type="none" style:font-name="Arial4" fo:font-size="11pt" fo:font-style="normal" style:text-underline-style="none" fo:font-weight="normal"/>
    </style:style>
    <style:style style:name="P10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LawAddon-0.0.1.oxt&#13;&#13;07/11/2018 21:49:13&#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13;07/11/2018 21:44:5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5"/>
      <text:p text:style-name="P36">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31329184" text:style-name="L1">
        <text:list-item>
          <text:p text:style-name="P55">Basic macros with add-on buttons and / or menus (just like the old Add-On concept)</text:p>
        </text:list-item>
        <text:list-item>
          <text:p text:style-name="P55">Java, JavaScript, Beanshell, Python based scripts with add-on buttons and / or menus</text:p>
        </text:list-item>
        <text:list-item>
          <text:p text:style-name="P55">Only a script library or dialog library without any addition or change in buttons or menu </text:p>
        </text:list-item>
        <text:list-item>
          <text:p text:style-name="P55">Configuration files, including changes (mergings) in existing menus and toolbars</text:p>
        </text:list-item>
        <text:list-item>
          <text:p text:style-name="P55">Extensions containing Uno components</text:p>
        </text:list-item>
        <text:list-item>
          <text:p text:style-name="P55">Extensions using libraries in native computer language.</text:p>
        </text:list-item>
        <text:list-item>
          <text:p text:style-name="P55">Or a mix of the elements above.</text:p>
        </text:list-item>
        <text:list-item>
          <text:p text:style-name="P55">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237155654" text:style-name="L2">
        <text:list-item>
          <text:p text:style-name="P56">Version 2.1.2 :</text:p>
        </text:list-item>
      </text:list>
      <text:list xml:id="list3702540403" text:style-name="L3">
        <text:list-item>
          <text:list>
            <text:list-item>
              <text:p text:style-name="P57">Localized help : resolved non-functional hyperlink due to API incompatibility introduced by Apache OpenOffice 4.1 (and LibreOffice 4.0).</text:p>
            </text:list-item>
          </text:list>
        </text:list-item>
      </text:list>
      <text:list xml:id="list214936045231390" text:continue-list="list4237155654" text:style-name="L2">
        <text:list-item>
          <text:p text:style-name="P56">Version 2.1.1 :</text:p>
        </text:list-item>
      </text:list>
      <text:list xml:id="list4005973383" text:style-name="L4">
        <text:list-item>
          <text:list>
            <text:list-item>
              <text:p text:style-name="P58">Documentation chapter 3.7.10 <text:span text:style-name="InstructionMacro">setMergePoint</text:span>, the list of commands for Arg2 was incorrect.</text:p>
            </text:list-item>
            <text:list-item>
              <text:p text:style-name="P58">Example in module Template7 had an incorrect argument Arg3 in <text:span text:style-name="InstructionMacro">setMergePoint</text:span>.</text:p>
            </text:list-item>
            <text:list-item>
              <text:p text:style-name="P58">When creating an hyperlink in a help page, the keyword (internal, external, etc) is now recognized in any character case.</text:p>
            </text:list-item>
            <text:list-item>
              <text:p text:style-name="P58">Creation of localized help, hyperlink to an existing OpenOffice help page : the address of a help page displayed by the macro was incorrect when the page was found by a help search.</text:p>
            </text:list-item>
          </text:list>
        </text:list-item>
      </text:list>
      <text:list xml:id="list214934277428874" text:continue-list="list214936045231390" text:style-name="L2">
        <text:list-item>
          <text:p text:style-name="P56">Version 2.1.0 :</text:p>
        </text:list-item>
      </text:list>
      <text:list xml:id="list3300386791" text:style-name="L5">
        <text:list-item>
          <text:list>
            <text:list-item>
              <text:p text:style-name="P59">An extension can define several toolbars (instead of only one).</text:p>
            </text:list-item>
            <text:list-item>
              <text:p text:style-name="P59">The list of Application contexts is revised, see chapter 3.5.</text:p>
            </text:list-item>
            <text:list-item>
              <text:p text:style-name="P59">The argument of <text:span text:style-name="InstructionMacro">beginMergeInstruction</text:span> becomes mandatory.</text:p>
            </text:list-item>
          </text:list>
        </text:list-item>
      </text:list>
      <text:list xml:id="list214935944067047" text:continue-list="list214934277428874" text:style-name="L2">
        <text:list-item>
          <text:p text:style-name="P56">Version 2.0.0 :</text:p>
        </text:list-item>
      </text:list>
      <text:list xml:id="list4157818583" text:style-name="L6">
        <text:list-item>
          <text:list>
            <text:list-item>
              <text:p text:style-name="P6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0"><text:s/>As a consequence of above, block <text:span text:style-name="InstructionMacro">Dependencies</text:span> and instruction <text:span text:style-name="InstructionMacro">setOOoDependency</text:span> are suppressed.</text:p>
            </text:list-item>
            <text:list-item>
              <text:p text:style-name="P60">Arg3 of <text:span text:style-name="InstructionMacro">beginDescription</text:span> is no longer used.</text:p>
            </text:list-item>
            <text:list-item>
              <text:p text:style-name="P60">Syntax of Block <text:span text:style-name="InstructionMacro">UpdateInformation</text:span> and instruction <text:span text:style-name="InstructionMacro">setUpdateSource</text:span> have changed.</text:p>
            </text:list-item>
            <text:list-item>
              <text:p text:style-name="P60">Syntax of instruction <text:span text:style-name="InstructionMacro">setLicense</text:span> has changed.</text:p>
            </text:list-item>
            <text:list-item>
              <text:p text:style-name="P60">Some obsolete extension features are no longer supported. Compiled extensions now need OpenOffice.org version 2.4 or more recent (LibreOffice, Apache OpenOffice).</text:p>
            </text:list-item>
            <text:list-item>
              <text:p text:style-name="P60">Macros of this document are now published under Apache License version 2.0.</text:p>
            </text:list-item>
          </text:list>
        </text:list-item>
      </text:list>
      <text:list xml:id="list214934331487351" text:continue-list="list214935944067047" text:style-name="L2">
        <text:list-item>
          <text:p text:style-name="P56">Version 1.5.3 :</text:p>
        </text:list-item>
      </text:list>
      <text:list xml:id="list2279346027" text:style-name="L7">
        <text:list-item>
          <text:list>
            <text:list-item>
              <text:p text:style-name="P61">Help pages containing an hyperlink to an OpenOffice help page : a macro provides now the address of the page. See explanations at <text:span text:style-name="T8">Page7 : Hyperlinks</text:span>.</text:p>
            </text:list-item>
            <text:list-item>
              <text:p text:style-name="P61">The license examples are purged from the directives for use which are not part of the license itself.</text:p>
            </text:list-item>
            <text:list-item>
              <text:p text:style-name="P6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39671793" text:style-name="L8">
        <text:list-item>
          <text:p text:style-name="P62">Basic library Standard, Module1 : your instruction inside the Sub myExtension</text:p>
        </text:list-item>
        <text:list-item>
          <text:p text:style-name="P6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2">Localized <text:a xlink:type="simple" xlink:href="#6.4.2.Help pages for ExtensionCompiler|outline" text:style-name="Internet_20_link" text:visited-style-name="Visited_20_Internet_20_Link">help text pages and trees</text:a>.</text:p>
        </text:list-item>
      </text:list>
      <text:h text:style-name="P5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9" svg:width="0.3157in" svg:height="0.1776in" svg:x="0.9055in" svg:y="0.0783in" draw:control="control1"/><draw:control text:anchor-type="paragraph" draw:z-index="9" draw:style-name="gr1" draw:text-style-name="P99"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9" svg:width="0.3157in" svg:height="0.1776in" svg:x="0.9071in" svg:y="0.0783in" draw:control="control3"/><draw:control text:anchor-type="paragraph" draw:z-index="11" draw:style-name="gr1" draw:text-style-name="P9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0" svg:width="3.2921in" svg:height="0.2713in" svg:x="1.4256in" svg:y="0.0992in" draw:control="control5"/></text:p><text:p text:style-name="Frame_20_contents"/><text:p text:style-name="P38">Compilation results</text:p><text:p text:style-name="P38"><draw:control text:anchor-type="paragraph" draw:z-index="23" draw:style-name="gr1" draw:text-style-name="P101" svg:width="5.5122in" svg:height="1.5752in" svg:x="0.1575in" svg:y="0.1425in" draw:control="control14"/></text:p><text:p text:style-name="P38"/></draw:text-box></draw:frame></text:p>
      <text:p text:style-name="Text_20_body">Note that if your extension creates a toolbar you will need another compilation to Apache OpenOffice 4, see next section.</text:p>
      <text:p text:style-name="Text_20_body"/>
      <text:h text:style-name="P9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9" svg:width="0.3157in" svg:height="0.1776in" svg:x="0.9173in" svg:y="0.0783in" draw:control="control6"/><draw:control text:anchor-type="paragraph" draw:z-index="15" draw:style-name="gr1" draw:text-style-name="P9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9" svg:width="0.3157in" svg:height="0.1776in" svg:x="0.9173in" svg:y="0.0783in" draw:control="control8"/><draw:control text:anchor-type="paragraph" draw:z-index="17" draw:style-name="gr1" draw:text-style-name="P9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0"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10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9" svg:width="0.3157in" svg:height="0.1776in" svg:x="0.9173in" svg:y="0.0783in" draw:control="control11"/><draw:control text:anchor-type="paragraph" draw:z-index="21" draw:style-name="gr1" draw:text-style-name="P9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0"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101" svg:width="5.5122in" svg:height="1.5752in" svg:x="0.1575in" svg:y="0.1807in" draw:control="control16"/></text:p><text:p text:style-name="Frame_20_contents"/></draw:text-box></draw:frame></text:p>
      <text:h text:style-name="P5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34315564" text:style-name="L9">
        <text:list-item>
          <text:p text:style-name="P63">Description</text:p>
        </text:list-item>
        <text:list-item>
          <text:p text:style-name="P63">Annexes</text:p>
        </text:list-item>
        <text:list-item>
          <text:p text:style-name="P6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1489992" text:style-name="L10">
        <text:list-item>
          <text:p text:style-name="P64">Script libraries (Basic, JavaScript, Python, etc) or Dialog libraries, or other non-component libraries,</text:p>
        </text:list-item>
        <text:list-item>
          <text:p text:style-name="P64">shared component libraries,</text:p>
        </text:list-item>
        <text:list-item>
          <text:p text:style-name="P6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608589503" text:style-name="L11">
        <text:list-item>
          <text:p text:style-name="P6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92199496" text:style-name="L12">
        <text:list-item text:start-value="1">
          <text:p text:style-name="P66"><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747509625" text:style-name="L13">
        <text:list-item>
          <text:p text:style-name="P67">A Feed file contains the internet addresses for one or more Update Information files (each for an extension).</text:p>
        </text:list-item>
        <text:list-item>
          <text:p text:style-name="P67">The Update Information File mainly contains dependency information about the new version, and :</text:p>
        </text:list-item>
      </text:list>
      <text:list xml:id="list3408734840" text:style-name="L14">
        <text:list-item>
          <text:p text:style-name="P68">either the internet address to download the new version of the extension</text:p>
        </text:list-item>
        <text:list-item>
          <text:p text:style-name="P6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72033376" text:style-name="L15">
        <text:list-item text:start-value="1">
          <text:p text:style-name="P6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68353336" text:style-name="L16">
        <text:list-item>
          <text:p text:style-name="P70">Arg1 : <text:span text:style-name="InstructionMacro">String</text:span> : mandatory : <text:span text:style-name="InstructionMacro">"File"</text:span> or <text:span text:style-name="InstructionMacro">"Schema"</text:span></text:p>
        </text:list-item>
        <text:list-item>
          <text:p text:style-name="P7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33735790" text:style-name="L17">
        <text:list-item>
          <text:p text:style-name="P71">Arg1 : <text:span text:style-name="InstructionMacro">String</text:span> : mandatory, type of control used for the button</text:p>
        </text:list-item>
      </text:list>
      <text:list xml:id="list2127113910" text:style-name="L18">
        <text:list-item>
          <text:p text:style-name="P7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81613761" text:style-name="L19">
        <text:list-item>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37502767" text:style-name="L20">
        <text:list-item text:start-value="1">
          <text:p text:style-name="P7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4">Arg1 : <text:span text:style-name="InstructionMacro">String</text:span> : mandatory ; URL path to an image file ; the path is relative to the extension folder.</text:p>
        </text:list-item>
        <text:list-item text:start-value="1">
          <text:p text:style-name="P7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510651226" text:style-name="L21">
        <text:list-item>
          <text:p text:style-name="P7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82413866" text:style-name="L22">
        <text:list-item>
          <text:p text:style-name="P7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8">if at installation, no license is appropriate for the locale, the first license is displayed.</text:p>
        </text:list-item>
        <text:list-item>
          <text:p text:style-name="P7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74189276" text:style-name="L23">
        <text:list-item>
          <text:p text:style-name="P7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7">Arg1 : <text:span text:style-name="InstructionMacro">String</text:span> : mandatory ; property name</text:p>
        </text:list-item>
        <text:list-item>
          <text:p text:style-name="P7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publisher.</text:p>
        </text:list-item>
        <text:list-item>
          <text:p text:style-name="P7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3"><text:soft-page-break/>Arg1 : <text:span text:style-name="InstructionMacro">String</text:span> : mandatory ; locale, example <text:span text:style-name="InstructionMacro">"en"</text:span>.</text:p>
        </text:list-item>
        <text:list-item>
          <text:p text:style-name="P7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81831002" text:style-name="L24">
        <text:list-item>
          <text:p text:style-name="P7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98301523" text:style-name="L25">
        <text:list-item text:start-value="1">
          <text:p text:style-name="P4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50511185" text:style-name="L26">
        <text:list-item text:start-value="1">
          <text:p text:style-name="P7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490085854" text:style-name="L27">
        <text:list-item>
          <text:p text:style-name="P80">Arg1 : <text:span text:style-name="InstructionMacro">String</text:span> : how to find the update.xml file</text:p>
        </text:list-item>
        <text:list-item>
          <text:p text:style-name="P8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0">Arg2 : <text:span text:style-name="InstructionMacro">String</text:span> : how to find the oxt file</text:p>
        </text:list-item>
        <text:list-item>
          <text:p text:style-name="P8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319969021" text:style-name="L28">
        <text:list-item>
          <text:p text:style-name="P8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1">Arg2 : <text:span text:style-name="InstructionMacro">String</text:span> : the library name (which is also the name of the folder containing the Basic library).</text:p>
        </text:list-item>
        <text:list-item>
          <text:p text:style-name="P81">Arg3 : <text:span text:style-name="InstructionMacro">String</text:span> : the name of the module containing the macro.</text:p>
        </text:list-item>
        <text:list-item>
          <text:p text:style-name="P81">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936927031" text:style-name="L29">
        <text:list-item>
          <text:p text:style-name="P82">Arg1 : <text:span text:style-name="InstructionMacro">String</text:span> : <text:span text:style-name="InstructionMacro">"BeanShell"</text:span></text:p>
        </text:list-item>
        <text:list-item>
          <text:p text:style-name="P82">Arg2 : <text:span text:style-name="InstructionMacro">String</text:span> : the library name (which is also the name of the folder containing the BeanShell library).</text:p>
        </text:list-item>
        <text:list-item>
          <text:p text:style-name="P8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84397993" text:style-name="L30">
        <text:list-item>
          <text:p text:style-name="P83">Arg1 : <text:span text:style-name="InstructionMacro">String</text:span> : <text:span text:style-name="InstructionMacro">"JavaScript"</text:span></text:p>
        </text:list-item>
        <text:list-item>
          <text:p text:style-name="P83">Arg2 : <text:span text:style-name="InstructionMacro">String</text:span> : the library name (which is also the name of the folder containing the JavaScript library).</text:p>
        </text:list-item>
        <text:list-item>
          <text:p text:style-name="P8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51699005" text:style-name="L31">
        <text:list-item>
          <text:p text:style-name="P84">Arg1 : <text:span text:style-name="InstructionMacro">String</text:span> : <text:span text:style-name="InstructionMacro">"Java"</text:span></text:p>
        </text:list-item>
        <text:list-item>
          <text:p text:style-name="P84">Arg2 : <text:span text:style-name="InstructionMacro">String</text:span> : the library name (which is also the name of the folder containing the Java library).</text:p>
        </text:list-item>
        <text:list-item>
          <text:p text:style-name="P8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4">Arg1 : <text:span text:style-name="InstructionMacro">String</text:span> : <text:span text:style-name="InstructionMacro">"Python"</text:span></text:p>
        </text:list-item>
        <text:list-item>
          <text:p text:style-name="P84">Arg2 : <text:span text:style-name="InstructionMacro">String</text:span> : the path to the Python file, relative to the extension folder</text:p>
        </text:list-item>
        <text:list-item>
          <text:p text:style-name="P84">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11291664" text:style-name="L32">
        <text:list-item>
          <text:p text:style-name="P85">Arg1 : <text:span text:style-name="InstructionMacro">String</text:span> : ""</text:p>
        </text:list-item>
        <text:list-item>
          <text:p text:style-name="P8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23301209" text:style-name="L33">
        <text:list-item text:start-value="1">
          <text:p text:style-name="P4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0"><text:span text:style-name="InstructionMacro">"Basic"</text:span> : folder containing the Basic Library (code and dialog modules)</text:p>
        </text:list-item>
        <text:list-item>
          <text:p text:style-name="P90"><text:span text:style-name="InstructionMacro">"Dialog"</text:span> : folder containing the Dialog Library (dialog modules only)</text:p>
        </text:list-item>
        <text:list-item>
          <text:p text:style-name="P9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0"><text:span text:style-name="InstructionMacro">"Python"</text:span> : folder containing the python file(s) containing the script(s)</text:p>
        </text:list-item>
        <text:list-item>
          <text:p text:style-name="P9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12479476" text:style-name="L34">
        <text:list-item>
          <text:p text:style-name="P86">first create the library in My Macros with the user interface, and test your routines ;</text:p>
        </text:list-item>
        <text:list-item>
          <text:p text:style-name="P86">copy the folder that OOo created from your <text:span text:style-name="InstructionMacro">user/</text:span> folder to your extension folder ; for Basic, use the « Export as Basic library » facility</text:p>
        </text:list-item>
        <text:list-item>
          <text:p text:style-name="P8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4"><text:soft-page-break/>Arg1 : <text:span text:style-name="InstructionMacro">String</text:span> : begins with <text:span text:style-name="InstructionMacro">"media-type="</text:span> followed by the complete media type string</text:p>
        </text:list-item>
        <text:list-item>
          <text:p text:style-name="P8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0"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20094206" text:style-name="L35">
        <text:list-item>
          <text:p text:style-name="P87">Create a Writer file containing the licenses (possibly in several languages). You can of course have a Table of Contents and use formatting. </text:p>
        </text:list-item>
        <text:list-item>
          <text:p text:style-name="P87">In order to provide a read-only text, convert the Writer file to PDF and store the PDF in the folder dedicated to your extension. </text:p>
        </text:list-item>
        <text:list-item>
          <text:p text:style-name="P8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3462748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13854317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90126689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493480893618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2976260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71318353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584758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4936185848092" text:continue-list="list143462748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4936019402174" text:continue-list="list21493480893618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8"><text:span text:style-name="T30">image</text:span></text:p><text:p text:style-name="P98"><text:span text:style-name="T30">Images/Help/dontfeedtrolls.gif</text:span></text:p><text:p text:style-name="P98"><text:span text:style-name="T30">icon</text:span></text:p><text:p text:style-name="P98"><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8"><text:span text:style-name="T30">image</text:span></text:p><text:p text:style-name="P98"><text:span text:style-name="T30">Images/Help/sailingShip.wmf</text:span></text:p><text:p text:style-name="P98"><text:span text:style-name="T30">Old sailing ship</text:span></text:p><text:p text:style-name="P98"><text:span text:style-name="T30"/></text:p></office:annotation></text:p>
      <text:p text:style-name="hlp_5f_paragraph"/>
      <text:p text:style-name="hlp_5f_paragraph"><text:line-break/><text:line-break/>Finally an image<office:annotation><dc:creator>Bernard Marcelly</dc:creator><dc:date>2009-01-24T20:53:22.940000000</dc:date><text:p text:style-name="P98"><text:span text:style-name="T30">imageOOo</text:span></text:p><text:p text:style-name="P98"><text:span text:style-name="T30">sd/res/get1obj.png</text:span></text:p></office:annotation> from OpenOffice resources</text:p>
      <text:p text:style-name="hlp_5f_page">Page10 : Creating the Help tree</text:p>
      <text:list xml:id="list214934770361516" text:continue-list="list21493618584809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3">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214936462790702" text:continue-list="list214936019402174" text:style-name="hlp_5f_list_5f_dot">
        <text:list-item>
          <text:p text:style-name="P95">LibreOffice</text:p>
        </text:list-item>
        <text:list-item>
          <text:p text:style-name="P95">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214935462457696" text:continue-numbering="true" text:style-name="hlp_5f_list_5f_dot">
        <text:list-item>
          <text:p text:style-name="P96"><office:annotation><dc:creator>Unknown Author</dc:creator><dc:date>2018-07-11T21:48:29.642575065</dc:date><text:p text:style-name="P97"><text:span text:style-name="T29">internal</text:span><text:span text:style-name="T29"><text:line-break/></text:span><text:span text:style-name="T29">Page02</text:span></text:p></office:annotation><text:span text:style-name="T14">Αυτόματη εισαγωγή κειμένου νόμου</text:span></text:p>
        </text:list-item>
      </text:list>
      <text:p text:style-name="hlp_5f_paragraph"/>
      <text:p text:style-name="hlp_5f_paragraph"/>
      <text:p text:style-name="P47">Page<text:span text:style-name="T23">02</text:span> : <text:span text:style-name="T26">Αυτόματη εισαγωγή κειμένου νόμου</text:span></text:p>
      <text:p text:style-name="P44">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3">Προκειμένου να εισαχθεί το ενημερωμένο κείμενο ο χρήστης οφείλει να ακολουθήσει τα εξής βήματα:</text:p>
      <text:p text:style-name="P33"/>
      <text:list xml:id="list214935808085583" text:continue-list="list3129762605" text:style-name="hlp_5f_list_5f_nbr">
        <text:list-item text:start-value="1">
          <text:p text:style-name="P93">Επιλογή εργαλείου "Εισαγωγή νόμου" από τη γραμμή εργαλείων "Νομικά έγγραφα"</text:p>
        </text:list-item>
        <text:list-item>
          <text:p text:style-name="P94">Συμπλήρωση πεδίου κειμένου με τον κατάλληλο αριθμό νόμου (μορφή εισόδου: αριθμός_νόμου/χρονολογία)</text:p>
        </text:list-item>
        <text:list-item>
          <text:p text:style-name="P94">Επιλογή άρθρου-άρθρων απο λίστα</text:p>
        </text:list-item>
        <text:list-item>
          <text:p text:style-name="P94">Εισαγωγή με χρήση του πλήκτρου "Εισαγωγή"</text:p>
        </text:list-item>
      </text:list>
      <text:p text:style-name="P33"/>
      <text:p text:style-name="P45">node = <text:span text:style-name="T25">Πρόσθετο νομικών εγγράφων</text:span></text:p>
      <text:p text:style-name="P45"><text:tab/>page = Page<text:span text:style-name="T25">0</text:span>1 = <text:span text:style-name="T25">Εισαγωγή</text:span></text:p>
      <text:p text:style-name="P46"><text:tab/>page = Page<text:span text:style-name="T25">02</text:span> = <text:span text:style-name="T28">Αυτόματη εισαγωγή κειμένου νόμου</text:span></text:p>
      <text:p text:style-name="P45">/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89" meta:paragraph-count="2872" meta:word-count="39462" meta:character-count="260661" meta:non-whitespace-character-count="21995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endDescription  


beginAnnexes 
  useLibrary("Python", "python/")
endAnnexes


beginAddonUI
 
  beginOfficeToolbar
  
    beginTbTitles("Writer") 
      setTitle("Law bar")
    endTbTitles

    ' here begins the list of buttons
    
    beginButton
      beginTitles("Writer")
        setTitle("Header 1", "en")
        setTitle("Κεφαλίδα 1", "el")
      endTitles
      setURL("Python", "python/main.py", "insert_hd1")
'      setImage("Images/bug")
    endButton
	beginButton
      beginTitles("Writer")
        setTitle("Insert Law", "en")
        setTitle("Εισαγωγή νόμου", "el")
      endTitles
      setURL("Python", "python/main.py", "insert_law")
'      setImage("Images/bu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